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" style:parent-style-name="預設段落字型" style:family="text">
      <style:text-properties style:font-name="標楷體" style:font-name-asian="標楷體" style:font-name-complex="標楷體" fo:color="#000000"/>
    </style:style>
    <style:style style:name="T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7" style:parent-style-name="內文" style:family="paragraph">
      <style:paragraph-properties fo:text-indent="0.3611in"/>
    </style:style>
    <style:style style:name="T8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11" style:parent-style-name="內文" style:family="paragraph">
      <style:paragraph-properties fo:text-indent="0.2708in"/>
    </style:style>
    <style:style style:name="T12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15" style:parent-style-name="內文" style:family="paragraph">
      <style:paragraph-properties fo:text-indent="0.1805in"/>
    </style:style>
    <style:style style:name="T16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8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1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0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2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2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7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2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9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3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3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5" style:parent-style-name="預設段落字型" style:family="text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3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9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9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5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61" style:parent-style-name="內文" style:family="paragraph">
      <style:text-properties style:font-name="標楷體" style:font-name-asian="標楷體"/>
    </style:style>
    <style:style style:name="T6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4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6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7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6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9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7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4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7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7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347in" svg:stroke-color="#000000" draw:marker-end="a22" svg:stroke-opacity="100%" draw:stroke-linejoin="round" style:horizontal-rel="paragraph" style:vertical-rel="paragraph" style:horizontal-pos="from-left" style:vertical-pos="from-top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wrap="run-through" style:run-through="foreground" draw:fill="none" draw:stroke="solid" svg:stroke-width="0.01042in" svg:stroke-color="#000000" draw:marker-end="a50" svg:stroke-opacity="100%" draw:stroke-linejoin="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2">
      <style:graphic-properties draw:fill="none" draw:stroke="none"/>
    </style:style>
    <style:style style:family="graphic" style:name="a16">
      <style:graphic-properties style:wrap="run-through" style:run-through="foreground" draw:fill="none" draw:stroke="none" style:horizontal-rel="paragraph" style:vertical-rel="paragraph" style:horizontal-pos="from-left" style:vertical-pos="from-top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042in" svg:stroke-color="#000000" draw:marker-end="a0" svg:stroke-opacity="100%" draw:stroke-linejoin="round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draw:marker-end="a2" svg:stroke-opacity="100%" draw:stroke-linejoin="round" style:horizontal-rel="paragraph" style:vertical-rel="paragraph" style:horizontal-pos="from-left" style:vertical-pos="from-top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042in" svg:stroke-color="#000000" draw:marker-end="a6" svg:stroke-opacity="100%" draw:stroke-linejoin="round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onnector draw:type="line" svg:x1="2.83889in" svg:y1="7.79375in" svg:x2="2.83889in" svg:y2="8.29375in" draw:z-index="251680256" draw:id="id0" draw:style-name="a1" draw:name="Line 47" text:anchor-type="paragraph"><svg:title/><svg:desc/></draw:connector></text:span><text:span text:style-name="T3"><draw:connector draw:type="line" svg:x1="4.875in" svg:y1="6.625in" svg:x2="4.875in" svg:y2="4.25in" draw:z-index="251681280" draw:id="id1" draw:style-name="a3" draw:name="Line 48" text:anchor-type="paragraph"><svg:title/><svg:desc/></draw:connector></text:span><text:span text:style-name="T4"><draw:custom-shape svg:x="4.30833in" svg:y="3.625in" svg:width="1.06667in" svg:height="0.65208in" draw:z-index="251670016" draw:id="id2" draw:style-name="a4" draw:name="Rectangle 37" text:anchor-type="paragraph"><svg:title/><svg:desc/><text:p text:style-name="內文"><text:span text:style-name="T5">退回補正後重新申請</text:span></text:p><draw:enhanced-geometry draw:type="non-primitive" svg:viewBox="0 0 21600 21600" draw:enhanced-path="M 0 0 L 21600 0 21600 21600 0 21600 Z N"/></draw:custom-shape></text:span><text:span text:style-name="T6"><draw:custom-shape svg:x="2.19653in" svg:y="7.375in" svg:width="1.25in" svg:height="0.40208in" draw:z-index="251672064" draw:id="id3" draw:style-name="a5" draw:name="Rectangle 39" text:anchor-type="paragraph"><svg:title/><svg:desc/><text:p text:style-name="P7"><text:span text:style-name="T8">決行</text:span></text:p><draw:enhanced-geometry draw:type="non-primitive" svg:viewBox="0 0 21600 21600" draw:enhanced-path="M 0 0 L 21600 0 21600 21600 0 21600 Z N"/></draw:custom-shape></text:span><text:span text:style-name="T9"><draw:connector draw:type="line" svg:x1="2.82986in" svg:y1="6.88542in" svg:x2="2.82986in" svg:y2="7.38542in" draw:z-index="251674112" draw:id="id4" draw:style-name="a7" draw:name="Line 41" text:anchor-type="paragraph"><svg:title/><svg:desc/></draw:connector></text:span><text:span text:style-name="T10"><draw:custom-shape svg:x="2.375in" svg:y="6.375in" svg:width="0.875in" svg:height="0.25in" draw:z-index="251649536" draw:id="id5" draw:style-name="a8" draw:name="Rectangle 17" text:anchor-type="paragraph"><svg:title/><svg:desc/><text:p text:style-name="P11"><text:span text:style-name="T12">審查</text:span></text:p><draw:enhanced-geometry draw:type="non-primitive" svg:viewBox="0 0 21600 21600" draw:enhanced-path="M 0 0 L 21600 0 21600 21600 0 21600 Z N"/></draw:custom-shape></text:span><text:span text:style-name="T13"><draw:custom-shape svg:x="2.15417in" svg:y="6.12986in" svg:width="1.35208in" svg:height="0.74514in" draw:z-index="251647488" draw:id="id6" draw:style-name="a9" draw:name="Rectangle 15" text:anchor-type="paragraph"><svg:title/><svg:desc/><draw:enhanced-geometry draw:type="non-primitive" svg:viewBox="0 0 21600 21600" draw:enhanced-path="M 0 0 L 21600 0 21600 21600 0 21600 Z N"/></draw:custom-shape></text:span><text:span text:style-name="T14"><draw:custom-shape svg:x="2.19722in" svg:y="8.27708in" svg:width="1.25in" svg:height="0.37917in" draw:z-index="251679232" draw:id="id7" draw:style-name="a10" draw:name="Rectangle 46" text:anchor-type="paragraph"><svg:title/><svg:desc/><text:p text:style-name="P15"><text:span text:style-name="T16">結案歸檔</text:span></text:p><draw:enhanced-geometry draw:type="non-primitive" svg:viewBox="0 0 21600 21600" draw:enhanced-path="M 0 0 L 21600 0 21600 21600 0 21600 Z N"/></draw:custom-shape></text:span><text:span text:style-name="T17"><draw:custom-shape svg:width="0.54236in" svg:height="0.27083in" draw:z-index="251676160" draw:id="id8" draw:style-name="a11" draw:transform="translate(-0.27118in -0.13542in) rotate(-1.5708) translate(1.88507in 7.64653in)" draw:name="Rectangle 43" text:anchor-type="paragraph"><svg:title/><svg:desc/><text:p text:style-name="內文"><text:span text:style-name="T18">課長</text:span></text:p><draw:enhanced-geometry draw:type="non-primitive" svg:viewBox="0 0 21600 21600" draw:enhanced-path="M 0 0 L 21600 0 21600 21600 0 21600 Z N"/></draw:custom-shape></text:span><text:span text:style-name="T19"><draw:custom-shape svg:x="2.5in" svg:y="3.875in" svg:width="0.78681in" svg:height="0.25in" draw:z-index="251643392" draw:id="id9" draw:style-name="a12" draw:name="Rectangle 11" text:anchor-type="paragraph"><svg:title/><svg:desc/><text:p text:style-name="內文"><text:span text:style-name="T20">初核審查</text:span></text:p><draw:enhanced-geometry draw:type="non-primitive" svg:viewBox="0 0 21600 21600" draw:enhanced-path="M 0 0 L 21600 0 21600 21600 0 21600 Z N"/></draw:custom-shape></text:span><text:span text:style-name="T21"><draw:connector draw:type="line" svg:x1="3.625in" svg:y1="7.875in" svg:x2="3.625in" svg:y2="7.875in" draw:z-index="251678208" draw:id="id10" draw:style-name="a13" draw:name="Line 45" text:anchor-type="paragraph"><svg:title/><svg:desc/></draw:connector></text:span><text:span text:style-name="T22"><draw:custom-shape svg:x="4in" svg:y="6.25in" svg:width="0.39167in" svg:height="0.25in" draw:z-index="251671040" draw:id="id11" draw:style-name="a14" draw:name="Rectangle 38" text:anchor-type="paragraph"><svg:title/><svg:desc/><text:p text:style-name="內文"><text:span text:style-name="T23">不合</text:span></text:p><draw:enhanced-geometry draw:type="non-primitive" svg:viewBox="0 0 21600 21600" draw:enhanced-path="M 0 0 L 21600 0 21600 21600 0 21600 Z N"/></draw:custom-shape></text:span><text:span text:style-name="T24"><draw:connector draw:type="line" svg:x1="3.5in" svg:y1="6.625in" svg:x2="4.875in" svg:y2="6.625in" draw:z-index="251677184" draw:id="id12" draw:style-name="a15" draw:name="Line 44" text:anchor-type="paragraph"><svg:title/><svg:desc/></draw:connector></text:span><text:span text:style-name="T25"><draw:custom-shape svg:x="0.25in" svg:y="0.625in" svg:width="5.125in" svg:height="7.05208in" draw:z-index="251634176" draw:id="id13" draw:style-name="a16" draw:name="AutoShape 2" text:anchor-type="paragraph"><svg:title/><svg:desc/><draw:enhanced-geometry draw:type="non-primitive" svg:viewBox="0 0 21600 21600" draw:enhanced-path="M 0 0 L 21600 0 21600 21600 0 21600 Z N"/></draw:custom-shape></text:span><text:span text:style-name="T26"><draw:custom-shape svg:width="0.75in" svg:height="0.27083in" draw:z-index="251661824" draw:id="id14" draw:style-name="a17" draw:transform="translate(-0.375in -0.13542in) rotate(-1.5708) translate(1.94444in 5.25in)" draw:name="Rectangle 29" text:anchor-type="paragraph"><svg:title/><svg:desc/><text:p text:style-name="內文"><text:span text:style-name="T27">承辦員</text:span></text:p><text:p text:style-name="內文"/><draw:enhanced-geometry draw:type="non-primitive" svg:viewBox="0 0 21600 21600" draw:enhanced-path="M 0 0 L 21600 0 21600 21600 0 21600 Z N"/></draw:custom-shape></text:span><text:span text:style-name="T28"><draw:custom-shape svg:width="0.54236in" svg:height="0.27083in" draw:z-index="251675136" draw:id="id15" draw:style-name="a18" draw:transform="translate(-0.27118in -0.13542in) rotate(-1.5708) translate(1.88507in 6.52153in)" draw:name="Rectangle 42" text:anchor-type="paragraph"><svg:title/><svg:desc/><text:p text:style-name="內文"><text:span text:style-name="T29">承辦員</text:span></text:p><draw:enhanced-geometry draw:type="non-primitive" svg:viewBox="0 0 21600 21600" draw:enhanced-path="M 0 0 L 21600 0 21600 21600 0 21600 Z N"/></draw:custom-shape></text:span><text:span text:style-name="T30"><draw:custom-shape svg:x="3.71458in" svg:y="3.74167in" svg:width="0.39097in" svg:height="0.25in" draw:z-index="251668992" draw:id="id16" draw:style-name="a19" draw:name="Rectangle 36" text:anchor-type="paragraph"><svg:title/><svg:desc/><text:p text:style-name="內文"><text:span text:style-name="T31">不合</text:span></text:p><draw:enhanced-geometry draw:type="non-primitive" svg:viewBox="0 0 21600 21600" draw:enhanced-path="M 0 0 L 21600 0 21600 21600 0 21600 Z N"/></draw:custom-shape></text:span><text:span text:style-name="T32"><draw:custom-shape svg:x="1.125in" svg:y="0.375in" svg:width="3.36597in" svg:height="0.5in" draw:z-index="251667968" draw:id="id17" draw:style-name="a20" draw:name="Rectangle 35" text:anchor-type="paragraph"><svg:title/><svg:desc/><text:p text:style-name="內文"><text:span text:style-name="T33">公有</text:span><text:span text:style-name="T34">畸零地合併使用證明</text:span><text:span text:style-name="T35">申請作業流程表</text:span></text:p><draw:enhanced-geometry draw:type="non-primitive" svg:viewBox="0 0 21600 21600" draw:enhanced-path="M 0 0 L 21600 0 21600 21600 0 21600 Z N"/></draw:custom-shape></text:span><text:span text:style-name="T36"><draw:custom-shape svg:x="4.30694in" svg:y="3.92639in" svg:width="0.08681in" svg:height="0.08056in" draw:z-index="251666944" draw:id="id18" draw:style-name="a21" draw:name="Freeform 34" text:anchor-type="paragraph"><svg:title/><svg:desc/><draw:enhanced-geometry draw:type="non-primitive" svg:viewBox="0 0 115 116" draw:enhanced-path="M 0 0 L 115 58 0 116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6"/><draw:equation draw:name="f8" draw:formula="0 * ?f5 / 115"/><draw:equation draw:name="f9" draw:formula="0 * ?f4 / 116"/><draw:equation draw:name="f10" draw:formula="115 * ?f5 / 115"/><draw:equation draw:name="f11" draw:formula="58 * ?f4 / 116"/><draw:equation draw:name="f12" draw:formula="116 * ?f4 / 116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37"><draw:custom-shape svg:x="3.50208in" svg:y="3.96667in" svg:width="0.81597in" svg:height="0in" draw:z-index="251665920" draw:id="id19" draw:style-name="a23" draw:name="Freeform 33" text:anchor-type="paragraph"><svg:title/><svg:desc/><draw:enhanced-geometry draw:type="non-primitive" svg:viewBox="0 0 746125 0" draw:enhanced-path="M 0 0 L 408412 0 408412 0 746125 0 N" draw:text-areas="?f8 ?f9 ?f11 ?f12" draw:glue-points="?f8 ?f9 ?f10 ?f9 ?f10 ?f9 ?f11 ?f9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6125"/><draw:equation draw:name="f7" draw:formula="?f4 / 0"/><draw:equation draw:name="f8" draw:formula="0 / ?f6"/><draw:equation draw:name="f9" draw:formula="0 / ?f7"/><draw:equation draw:name="f10" draw:formula="408412 / ?f6"/><draw:equation draw:name="f11" draw:formula="746125 / ?f6"/><draw:equation draw:name="f12" draw:formula="1 / ?f7"/></draw:enhanced-geometry></draw:custom-shape></text:span><text:span text:style-name="T38"><draw:custom-shape svg:x="1.86389in" svg:y="1.61875in" svg:width="0.19653in" svg:height="0.25in" draw:z-index="251664896" draw:id="id20" draw:style-name="a24" draw:name="Rectangle 32" text:anchor-type="paragraph"><svg:title/><svg:desc/><text:p text:style-name="內文"><text:span text:style-name="T39">室</text:span></text:p><draw:enhanced-geometry draw:type="non-primitive" svg:viewBox="0 0 21600 21600" draw:enhanced-path="M 0 0 L 21600 0 21600 21600 0 21600 Z N"/></draw:custom-shape></text:span><text:span text:style-name="T40"><draw:custom-shape svg:x="1.86389in" svg:y="1.40972in" svg:width="0.19653in" svg:height="0.25in" draw:z-index="251663872" draw:id="id21" draw:style-name="a25" draw:name="Rectangle 31" text:anchor-type="paragraph"><svg:title/><svg:desc/><text:p text:style-name="內文"><text:span text:style-name="T41">書</text:span></text:p><draw:enhanced-geometry draw:type="non-primitive" svg:viewBox="0 0 21600 21600" draw:enhanced-path="M 0 0 L 21600 0 21600 21600 0 21600 Z N"/></draw:custom-shape></text:span><text:span text:style-name="T42"><draw:custom-shape svg:x="1.86389in" svg:y="1.20069in" svg:width="0.19653in" svg:height="0.25in" draw:z-index="251662848" draw:id="id22" draw:style-name="a26" draw:name="Rectangle 30" text:anchor-type="paragraph"><svg:title/><svg:desc/><text:p text:style-name="內文"><text:span text:style-name="T43">祕</text:span></text:p><draw:enhanced-geometry draw:type="non-primitive" svg:viewBox="0 0 21600 21600" draw:enhanced-path="M 0 0 L 21600 0 21600 21600 0 21600 Z N"/></draw:custom-shape></text:span><text:span text:style-name="T44"><draw:custom-shape svg:x="2.79028in" svg:y="6.05in" svg:width="0.08681in" svg:height="0.07986in" draw:z-index="251660800" draw:id="id23" draw:style-name="a27" draw:name="Freeform 28" text:anchor-type="paragraph"><svg:title/><svg:desc/><draw:enhanced-geometry draw:type="non-primitive" svg:viewBox="0 0 115 115" draw:enhanced-path="M 115 0 L 58 115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5"/><draw:equation draw:name="f8" draw:formula="115 * ?f5 / 115"/><draw:equation draw:name="f9" draw:formula="0 * ?f4 / 115"/><draw:equation draw:name="f10" draw:formula="58 * ?f5 / 115"/><draw:equation draw:name="f11" draw:formula="115 * ?f4 / 115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45"><draw:connector draw:type="line" svg:x1="2.83403in" svg:y1="5.51111in" svg:x2="2.83403in" svg:y2="6.05833in" draw:z-index="251659776" draw:id="id24" draw:style-name="a28" draw:name="Line 27" text:anchor-type="paragraph"><svg:title/><svg:desc/></draw:connector></text:span><text:span text:style-name="T46"><draw:custom-shape svg:x="2.79028in" svg:y="3.57639in" svg:width="0.08681in" svg:height="0.07986in" draw:z-index="251658752" draw:id="id25" draw:style-name="a29" draw:name="Freeform 26" text:anchor-type="paragraph"><svg:title/><svg:desc/><draw:enhanced-geometry draw:type="non-primitive" svg:viewBox="0 0 115 115" draw:enhanced-path="M 115 0 L 58 115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5"/><draw:equation draw:name="f8" draw:formula="115 * ?f5 / 115"/><draw:equation draw:name="f9" draw:formula="0 * ?f4 / 115"/><draw:equation draw:name="f10" draw:formula="58 * ?f5 / 115"/><draw:equation draw:name="f11" draw:formula="115 * ?f4 / 115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47"><draw:connector draw:type="line" svg:x1="2.83403in" svg:y1="3.04097in" svg:x2="2.83403in" svg:y2="3.58681in" draw:z-index="251657728" draw:id="id26" draw:style-name="a30" draw:name="Line 25" text:anchor-type="paragraph"><svg:title/><svg:desc/></draw:connector></text:span><text:span text:style-name="T48"><draw:custom-shape svg:x="2.53194in" svg:y="4.60278in" svg:width="0.19583in" svg:height="0.25in" draw:z-index="251656704" draw:id="id27" draw:style-name="a31" draw:name="Rectangle 24" text:anchor-type="paragraph"><svg:title/><svg:desc/><text:p text:style-name="內文"><text:span text:style-name="T49">合</text:span></text:p><draw:enhanced-geometry draw:type="non-primitive" svg:viewBox="0 0 21600 21600" draw:enhanced-path="M 0 0 L 21600 0 21600 21600 0 21600 Z N"/></draw:custom-shape></text:span><text:span text:style-name="T50"><draw:custom-shape svg:x="2.53194in" svg:y="4.39375in" svg:width="0.19583in" svg:height="0.25in" draw:z-index="251655680" draw:id="id28" draw:style-name="a32" draw:name="Rectangle 23" text:anchor-type="paragraph"><svg:title/><svg:desc/><text:p text:style-name="內文"><text:span text:style-name="T51">符</text:span></text:p><draw:enhanced-geometry draw:type="non-primitive" svg:viewBox="0 0 21600 21600" draw:enhanced-path="M 0 0 L 21600 0 21600 21600 0 21600 Z N"/></draw:custom-shape></text:span><text:span text:style-name="T52"><draw:custom-shape svg:x="2.53194in" svg:y="5.83889in" svg:width="0.19583in" svg:height="0.25in" draw:z-index="251654656" draw:id="id29" draw:style-name="a33" draw:name="Rectangle 22" text:anchor-type="paragraph"><svg:title/><svg:desc/><text:p text:style-name="內文"><text:span text:style-name="T53">合</text:span></text:p><draw:enhanced-geometry draw:type="non-primitive" svg:viewBox="0 0 21600 21600" draw:enhanced-path="M 0 0 L 21600 0 21600 21600 0 21600 Z N"/></draw:custom-shape></text:span><text:span text:style-name="T54"><draw:custom-shape svg:x="2.53194in" svg:y="5.62986in" svg:width="0.19583in" svg:height="0.25in" draw:z-index="251653632" draw:id="id30" draw:style-name="a34" draw:name="Rectangle 21" text:anchor-type="paragraph"><svg:title/><svg:desc/><text:p text:style-name="內文"><text:span text:style-name="T55">符</text:span></text:p><draw:enhanced-geometry draw:type="non-primitive" svg:viewBox="0 0 21600 21600" draw:enhanced-path="M 0 0 L 21600 0 21600 21600 0 21600 Z N"/></draw:custom-shape></text:span><text:span text:style-name="T56"><draw:custom-shape svg:x="2.79028in" svg:y="4.81389in" svg:width="0.08681in" svg:height="0.08056in" draw:z-index="251652608" draw:id="id31" draw:style-name="a35" draw:name="Freeform 20" text:anchor-type="paragraph"><svg:title/><svg:desc/><draw:enhanced-geometry draw:type="non-primitive" svg:viewBox="0 0 115 116" draw:enhanced-path="M 115 0 L 58 116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6"/><draw:equation draw:name="f8" draw:formula="115 * ?f5 / 115"/><draw:equation draw:name="f9" draw:formula="0 * ?f4 / 116"/><draw:equation draw:name="f10" draw:formula="58 * ?f5 / 115"/><draw:equation draw:name="f11" draw:formula="116 * ?f4 / 116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57"><draw:connector draw:type="line" svg:x1="2.83403in" svg:y1="4.27708in" svg:x2="2.83403in" svg:y2="4.82431in" draw:z-index="251651584" draw:id="id32" draw:style-name="a36" draw:name="Line 19" text:anchor-type="paragraph"><svg:title/><svg:desc/></draw:connector></text:span><text:span text:style-name="T58"><draw:custom-shape svg:x="2.45903in" svg:y="6.66944in" svg:width="0.58681in" svg:height="0.25in" draw:z-index="251650560" draw:id="id33" draw:style-name="a37" draw:name="Rectangle 18" text:anchor-type="paragraph"><svg:title/><svg:desc/><text:p text:style-name="內文"/><draw:enhanced-geometry draw:type="non-primitive" svg:viewBox="0 0 21600 21600" draw:enhanced-path="M 0 0 L 21600 0 21600 21600 0 21600 Z N"/></draw:custom-shape></text:span><text:span text:style-name="T59"><draw:custom-shape svg:x="2.15417in" svg:y="6.25in" svg:width="1.4875in" svg:height="0.25in" draw:z-index="251648512" draw:id="id34" draw:style-name="a38" draw:name="Rectangle 16" text:anchor-type="paragraph"><svg:title/><svg:desc/><text:p text:style-name="內文"/><draw:enhanced-geometry draw:type="non-primitive" svg:viewBox="0 0 21600 21600" draw:enhanced-path="M 0 0 L 21600 0 21600 21600 0 21600 Z N"/></draw:custom-shape></text:span><text:span text:style-name="T60"><draw:custom-shape svg:x="2.64514in" svg:y="5.11528in" svg:width="0.39167in" svg:height="0.25in" draw:z-index="251646464" draw:id="id35" draw:style-name="a39" draw:name="Rectangle 14" text:anchor-type="paragraph"><svg:title/><svg:desc/><text:p text:style-name="P61">會勘</text:p><draw:enhanced-geometry draw:type="non-primitive" svg:viewBox="0 0 21600 21600" draw:enhanced-path="M 0 0 L 21600 0 21600 21600 0 21600 Z N"/></draw:custom-shape></text:span><text:span text:style-name="T62"><draw:custom-shape svg:x="2.16597in" svg:y="4.89444in" svg:width="1.33611in" svg:height="0.61667in" draw:z-index="251645440" draw:id="id36" draw:style-name="a40" draw:name="Rectangle 13" text:anchor-type="paragraph"><svg:title/><svg:desc/><draw:enhanced-geometry draw:type="non-primitive" svg:viewBox="0 0 21600 21600" draw:enhanced-path="M 0 0 L 21600 0 21600 21600 0 21600 Z N"/></draw:custom-shape></text:span><text:span text:style-name="T63"><draw:custom-shape svg:width="0.54236in" svg:height="0.27083in" draw:z-index="251644416" draw:id="id37" draw:style-name="a41" draw:transform="translate(-0.27118in -0.13542in) rotate(-1.5708) translate(1.9441in 3.97847in)" draw:name="Rectangle 12" text:anchor-type="paragraph"><svg:title/><svg:desc/><text:p text:style-name="內文"><text:span text:style-name="T64">承辦員</text:span></text:p><draw:enhanced-geometry draw:type="non-primitive" svg:viewBox="0 0 21600 21600" draw:enhanced-path="M 0 0 L 21600 0 21600 21600 0 21600 Z N"/></draw:custom-shape></text:span><text:span text:style-name="T65"><draw:custom-shape svg:x="2.16597in" svg:y="3.65625in" svg:width="1.33611in" svg:height="0.62083in" draw:z-index="251642368" draw:id="id38" draw:style-name="a42" draw:name="Rectangle 10" text:anchor-type="paragraph"><svg:title/><svg:desc/><draw:enhanced-geometry draw:type="non-primitive" svg:viewBox="0 0 21600 21600" draw:enhanced-path="M 0 0 L 21600 0 21600 21600 0 21600 Z N"/></draw:custom-shape></text:span><text:span text:style-name="T66"><draw:custom-shape svg:width="0.36181in" svg:height="0.27083in" draw:z-index="251641344" draw:id="id39" draw:style-name="a43" draw:transform="translate(-0.1809in -0.13542in) rotate(-1.5708) translate(1.93299in 2.74028in)" draw:name="Rectangle 9" text:anchor-type="paragraph"><svg:title/><svg:desc/><text:p text:style-name="內文"><text:span text:style-name="T67">課長</text:span></text:p><draw:enhanced-geometry draw:type="non-primitive" svg:viewBox="0 0 21600 21600" draw:enhanced-path="M 0 0 L 21600 0 21600 21600 0 21600 Z N"/></draw:custom-shape></text:span><text:span text:style-name="T68"><draw:custom-shape svg:x="2.64514in" svg:y="2.64514in" svg:width="0.39167in" svg:height="0.25in" draw:z-index="251640320" draw:id="id40" draw:style-name="a44" draw:name="Rectangle 8" text:anchor-type="paragraph"><svg:title/><svg:desc/><text:p text:style-name="內文"><text:span text:style-name="T69">派件</text:span></text:p><draw:enhanced-geometry draw:type="non-primitive" svg:viewBox="0 0 21600 21600" draw:enhanced-path="M 0 0 L 21600 0 21600 21600 0 21600 Z N"/></draw:custom-shape></text:span><text:span text:style-name="T70"><draw:custom-shape svg:x="2.16597in" svg:y="2.42431in" svg:width="1.33611in" svg:height="0.61667in" draw:z-index="251639296" draw:id="id41" draw:style-name="a45" draw:name="Rectangle 7" text:anchor-type="paragraph"><svg:title/><svg:desc/><draw:enhanced-geometry draw:type="non-primitive" svg:viewBox="0 0 21600 21600" draw:enhanced-path="M 0 0 L 21600 0 21600 21600 0 21600 Z N"/></draw:custom-shape></text:span><text:span text:style-name="T71"><draw:custom-shape svg:x="2.79028in" svg:y="2.34375in" svg:width="0.08681in" svg:height="0.08056in" draw:z-index="251638272" draw:id="id42" draw:style-name="a46" draw:name="Freeform 6" text:anchor-type="paragraph"><svg:title/><svg:desc/><draw:enhanced-geometry draw:type="non-primitive" svg:viewBox="0 0 115 116" draw:enhanced-path="M 115 0 L 58 116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6"/><draw:equation draw:name="f8" draw:formula="115 * ?f5 / 115"/><draw:equation draw:name="f9" draw:formula="0 * ?f4 / 116"/><draw:equation draw:name="f10" draw:formula="58 * ?f5 / 115"/><draw:equation draw:name="f11" draw:formula="116 * ?f4 / 116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72"><draw:connector draw:type="line" svg:x1="2.83403in" svg:y1="1.80556in" svg:x2="2.83403in" svg:y2="2.35278in" draw:z-index="251637248" draw:id="id43" draw:style-name="a47" draw:name="Line 5" text:anchor-type="paragraph"><svg:title/><svg:desc/></draw:connector></text:span><text:span text:style-name="T73"><draw:custom-shape svg:x="2.64514in" svg:y="1.41111in" svg:width="0.39167in" svg:height="0.25in" draw:z-index="251636224" draw:id="id44" draw:style-name="a48" draw:name="Rectangle 4" text:anchor-type="paragraph"><svg:title/><svg:desc/><text:p text:style-name="內文"><text:span text:style-name="T74">掛號</text:span></text:p><draw:enhanced-geometry draw:type="non-primitive" svg:viewBox="0 0 21600 21600" draw:enhanced-path="M 0 0 L 21600 0 21600 21600 0 21600 Z N"/></draw:custom-shape></text:span><text:span text:style-name="T75"><draw:custom-shape svg:x="2.16597in" svg:y="1.19167in" svg:width="1.33611in" svg:height="0.61389in" draw:z-index="251635200" draw:id="id45" draw:style-name="a49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76"><draw:connector draw:type="line" svg:x1="2.875in" svg:y1="7in" svg:x2="2.875in" svg:y2="7in" draw:z-index="251673088" draw:id="id46" draw:style-name="a51" draw:name="Line 40" text:anchor-type="paragraph"><svg:title/><svg:desc/></draw:connector></text:span><text:span text:style-name="T77"><draw:custom-shape svg:x="0in" svg:y="0in" svg:width="5.125in" svg:height="8.90833in" draw:id="id47" draw:style-name="a52" draw:name="AutoShape 1" text:anchor-type="as-char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6" svg:viewBox="0 0 20 30" svg:d="m10 0-10 30h20z"/>
    <draw:marker draw:name="a0" svg:viewBox="0 0 20 30" svg:d="m10 0-10 30h20z"/>
    <draw:marker draw:name="a50" svg:viewBox="0 0 20 30" svg:d="m10 0-10 30h20z"/>
    <draw:marker draw:name="a22" svg:viewBox="0 0 20 30" svg:d="m10 0-10 30h20z"/>
    <draw:marker draw:name="a2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600030</meta:initial-creator>
    <dc:creator>林茂昌</dc:creator>
    <meta:creation-date>2018-11-14T02:17:00Z</meta:creation-date>
    <dc:date>2018-11-14T02:17:00Z</dc:date>
    <meta:print-date>2018-11-14T02:16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1" meta:character-count="74" meta:row-count="1" meta:non-whitespace-character-count="64"/>
  </office:meta>
</office:document-meta>
</file>